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9.62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9495" calcext:value-type="float">
            <text:p>10,7094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26461" calcext:value-type="float">
            <text:p>10,0264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72505" calcext:value-type="float">
            <text:p>9,572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09517" calcext:value-type="float">
            <text:p>9,909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33836" calcext:value-type="float">
            <text:p>10,7338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29005" calcext:value-type="float">
            <text:p>10,629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7776" calcext:value-type="float">
            <text:p>10,77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776" calcext:value-type="float">
            <text:p>10,77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023624" calcext:value-type="float">
            <text:p>11,023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82662" calcext:value-type="float">
            <text:p>11,2826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860327" calcext:value-type="float">
            <text:p>10,860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60327" calcext:value-type="float">
            <text:p>10,860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66269" calcext:value-type="float">
            <text:p>10,6662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433213" calcext:value-type="float">
            <text:p>10,4332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05238" calcext:value-type="float">
            <text:p>10,7052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14848" calcext:value-type="float">
            <text:p>10,814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814848" calcext:value-type="float">
            <text:p>10,814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61949" calcext:value-type="float">
            <text:p>10,7619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345241" calcext:value-type="float">
            <text:p>10,3452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430598" calcext:value-type="float">
            <text:p>10,4305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974961" calcext:value-type="float">
            <text:p>9,9749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974961" calcext:value-type="float">
            <text:p>9,9749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69315" calcext:value-type="float">
            <text:p>10,669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850395" calcext:value-type="float">
            <text:p>10,8503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850395" calcext:value-type="float">
            <text:p>10,8503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232878" calcext:value-type="float">
            <text:p>11,2328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232878" calcext:value-type="float">
            <text:p>11,2328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232878" calcext:value-type="float">
            <text:p>11,2328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219007" calcext:value-type="float">
            <text:p>11,219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19572" calcext:value-type="float">
            <text:p>11,419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19572" calcext:value-type="float">
            <text:p>11,419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419572" calcext:value-type="float">
            <text:p>11,419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984002" calcext:value-type="float">
            <text:p>11,984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69246" calcext:value-type="float">
            <text:p>11,69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69246" calcext:value-type="float">
            <text:p>11,69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69246" calcext:value-type="float">
            <text:p>11,69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004329" calcext:value-type="float">
            <text:p>12,0043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022961" calcext:value-type="float">
            <text:p>12,0229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022961" calcext:value-type="float">
            <text:p>12,0229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080614" calcext:value-type="float">
            <text:p>12,0806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996999" calcext:value-type="float">
            <text:p>11,9969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275513" calcext:value-type="float">
            <text:p>12,2755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275513" calcext:value-type="float">
            <text:p>12,2755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327475" calcext:value-type="float">
            <text:p>12,3274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756571" calcext:value-type="float">
            <text:p>11,756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756571" calcext:value-type="float">
            <text:p>11,756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178903" calcext:value-type="float">
            <text:p>12,1789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6111" calcext:value-type="float">
            <text:p>12,061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910837" calcext:value-type="float">
            <text:p>11,910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5432" calcext:value-type="float">
            <text:p>11,554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112252" calcext:value-type="float">
            <text:p>12,1122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293319" calcext:value-type="float">
            <text:p>12,293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754904" calcext:value-type="float">
            <text:p>11,7549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72976" calcext:value-type="float">
            <text:p>11,729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72976" calcext:value-type="float">
            <text:p>11,729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72976" calcext:value-type="float">
            <text:p>11,729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477235" calcext:value-type="float">
            <text:p>11,477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07179" calcext:value-type="float">
            <text:p>11,6071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911691" calcext:value-type="float">
            <text:p>11,9116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911691" calcext:value-type="float">
            <text:p>11,9116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924704" calcext:value-type="float">
            <text:p>11,9247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24704" calcext:value-type="float">
            <text:p>11,9247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924704" calcext:value-type="float">
            <text:p>11,9247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034304" calcext:value-type="float">
            <text:p>12,0343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034304" calcext:value-type="float">
            <text:p>12,0343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034304" calcext:value-type="float">
            <text:p>12,0343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995321" calcext:value-type="float">
            <text:p>11,9953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995321" calcext:value-type="float">
            <text:p>11,9953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995321" calcext:value-type="float">
            <text:p>11,9953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995321" calcext:value-type="float">
            <text:p>11,9953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982337" calcext:value-type="float">
            <text:p>11,9823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189381" calcext:value-type="float">
            <text:p>12,189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07209" calcext:value-type="float">
            <text:p>12,3072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254357" calcext:value-type="float">
            <text:p>12,254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254357" calcext:value-type="float">
            <text:p>12,254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962855" calcext:value-type="float">
            <text:p>11,9628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962855" calcext:value-type="float">
            <text:p>11,9628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962855" calcext:value-type="float">
            <text:p>11,9628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949842" calcext:value-type="float">
            <text:p>11,9498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949842" calcext:value-type="float">
            <text:p>11,9498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079781" calcext:value-type="float">
            <text:p>12,0797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079781" calcext:value-type="float">
            <text:p>12,0797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508868" calcext:value-type="float">
            <text:p>11,508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507982" calcext:value-type="float">
            <text:p>11,5079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507982" calcext:value-type="float">
            <text:p>11,5079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508818" calcext:value-type="float">
            <text:p>11,508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429972" calcext:value-type="float">
            <text:p>11,4299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429972" calcext:value-type="float">
            <text:p>11,4299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255395" calcext:value-type="float">
            <text:p>11,2553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255395" calcext:value-type="float">
            <text:p>11,2553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093797" calcext:value-type="float">
            <text:p>11,0937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125453" calcext:value-type="float">
            <text:p>11,1254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125453" calcext:value-type="float">
            <text:p>11,1254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002872" calcext:value-type="float">
            <text:p>11,002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002872" calcext:value-type="float">
            <text:p>11,002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002872" calcext:value-type="float">
            <text:p>11,002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002872" calcext:value-type="float">
            <text:p>11,002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015006" calcext:value-type="float">
            <text:p>11,015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613035" calcext:value-type="float">
            <text:p>10,6130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606537" calcext:value-type="float">
            <text:p>10,6065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670684" calcext:value-type="float">
            <text:p>10,6706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670684" calcext:value-type="float">
            <text:p>10,6706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670684" calcext:value-type="float">
            <text:p>10,6706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670684" calcext:value-type="float">
            <text:p>10,6706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346657" calcext:value-type="float">
            <text:p>10,3466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346657" calcext:value-type="float">
            <text:p>10,3466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346657" calcext:value-type="float">
            <text:p>10,3466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346657" calcext:value-type="float">
            <text:p>10,3466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346657" calcext:value-type="float">
            <text:p>10,3466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107107" calcext:value-type="float">
            <text:p>10,107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107107" calcext:value-type="float">
            <text:p>10,107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107107" calcext:value-type="float">
            <text:p>10,107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107107" calcext:value-type="float">
            <text:p>10,107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107107" calcext:value-type="float">
            <text:p>10,107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042983" calcext:value-type="float">
            <text:p>10,042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828577" calcext:value-type="float">
            <text:p>9,8285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724619" calcext:value-type="float">
            <text:p>9,724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667014" calcext:value-type="float">
            <text:p>9,6670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667014" calcext:value-type="float">
            <text:p>9,6670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536191" calcext:value-type="float">
            <text:p>9,536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400622" calcext:value-type="float">
            <text:p>9,400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219556" calcext:value-type="float">
            <text:p>9,2195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992989" calcext:value-type="float">
            <text:p>8,99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87693" calcext:value-type="float">
            <text:p>8,876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87693" calcext:value-type="float">
            <text:p>8,876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883444" calcext:value-type="float">
            <text:p>8,883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883444" calcext:value-type="float">
            <text:p>8,883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663392" calcext:value-type="float">
            <text:p>8,663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663392" calcext:value-type="float">
            <text:p>8,663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663392" calcext:value-type="float">
            <text:p>8,663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663392" calcext:value-type="float">
            <text:p>8,663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663392" calcext:value-type="float">
            <text:p>8,663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714483" calcext:value-type="float">
            <text:p>8,7144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713609" calcext:value-type="float">
            <text:p>8,713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713609" calcext:value-type="float">
            <text:p>8,713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713609" calcext:value-type="float">
            <text:p>8,713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713609" calcext:value-type="float">
            <text:p>8,713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52604" calcext:value-type="float">
            <text:p>8,526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53342" calcext:value-type="float">
            <text:p>8,533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591035" calcext:value-type="float">
            <text:p>8,5910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617028" calcext:value-type="float">
            <text:p>8,6170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617865" calcext:value-type="float">
            <text:p>8,617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598374" calcext:value-type="float">
            <text:p>8,598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592723" calcext:value-type="float">
            <text:p>8,5927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592723" calcext:value-type="float">
            <text:p>8,5927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592723" calcext:value-type="float">
            <text:p>8,5927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592723" calcext:value-type="float">
            <text:p>8,5927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59838" calcext:value-type="float">
            <text:p>8,598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59838" calcext:value-type="float">
            <text:p>8,598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592725" calcext:value-type="float">
            <text:p>8,5927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592725" calcext:value-type="float">
            <text:p>8,5927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592725" calcext:value-type="float">
            <text:p>8,5927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592725" calcext:value-type="float">
            <text:p>8,5927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591885" calcext:value-type="float">
            <text:p>8,591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591885" calcext:value-type="float">
            <text:p>8,591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591885" calcext:value-type="float">
            <text:p>8,591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519525" calcext:value-type="float">
            <text:p>8,519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461907" calcext:value-type="float">
            <text:p>8,4619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461907" calcext:value-type="float">
            <text:p>8,4619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461907" calcext:value-type="float">
            <text:p>8,4619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461907" calcext:value-type="float">
            <text:p>8,4619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474019" calcext:value-type="float">
            <text:p>8,474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74019" calcext:value-type="float">
            <text:p>8,474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474019" calcext:value-type="float">
            <text:p>8,474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390405" calcext:value-type="float">
            <text:p>8,3904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267806" calcext:value-type="float">
            <text:p>8,267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267806" calcext:value-type="float">
            <text:p>8,267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267806" calcext:value-type="float">
            <text:p>8,267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267806" calcext:value-type="float">
            <text:p>8,267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267806" calcext:value-type="float">
            <text:p>8,267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203719" calcext:value-type="float">
            <text:p>8,2037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268712" calcext:value-type="float">
            <text:p>8,26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217581" calcext:value-type="float">
            <text:p>8,2175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217581" calcext:value-type="float">
            <text:p>8,2175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217581" calcext:value-type="float">
            <text:p>8,2175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016177" calcext:value-type="float">
            <text:p>8,0161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964188" calcext:value-type="float">
            <text:p>7,9641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893577" calcext:value-type="float">
            <text:p>7,8935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893577" calcext:value-type="float">
            <text:p>7,8935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893598" calcext:value-type="float">
            <text:p>7,8935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893598" calcext:value-type="float">
            <text:p>7,8935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938232" calcext:value-type="float">
            <text:p>7,9382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938232" calcext:value-type="float">
            <text:p>7,9382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938232" calcext:value-type="float">
            <text:p>7,9382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860267" calcext:value-type="float">
            <text:p>7,860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7563" calcext:value-type="float">
            <text:p>7,7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7563" calcext:value-type="float">
            <text:p>7,7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7563" calcext:value-type="float">
            <text:p>7,7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7563" calcext:value-type="float">
            <text:p>7,7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7563" calcext:value-type="float">
            <text:p>7,7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627228" calcext:value-type="float">
            <text:p>7,627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633718" calcext:value-type="float">
            <text:p>7,6337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633718" calcext:value-type="float">
            <text:p>7,6337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633718" calcext:value-type="float">
            <text:p>7,6337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601219" calcext:value-type="float">
            <text:p>7,601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524091" calcext:value-type="float">
            <text:p>7,52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360765" calcext:value-type="float">
            <text:p>7,360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379415" calcext:value-type="float">
            <text:p>7,379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379415" calcext:value-type="float">
            <text:p>7,379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379415" calcext:value-type="float">
            <text:p>7,379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216129" calcext:value-type="float">
            <text:p>7,216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247775" calcext:value-type="float">
            <text:p>7,2477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247775" calcext:value-type="float">
            <text:p>7,2477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12518" calcext:value-type="float">
            <text:p>7,125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132526" calcext:value-type="float">
            <text:p>7,132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015563" calcext:value-type="float">
            <text:p>7,015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002564" calcext:value-type="float">
            <text:p>7,002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62728" calcext:value-type="float">
            <text:p>6,962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924617" calcext:value-type="float">
            <text:p>6,924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58786" calcext:value-type="float">
            <text:p>6,858786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1:08.2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1:23.231000000</dc:date>
    <meta:editing-duration>PT2M32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10.709495">
                <text:p>10.709495</text:p>
                <draw:g>
                  <svg:desc>'cameraslog_5.log'.B2:'cameraslog_5.log'.B1001</svg:desc>
                </draw:g>
              </table:table-cell>
              <table:table-cell office:value-type="float" office:value="13">
                <text:p>13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26461">
                <text:p>10.0264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572505">
                <text:p>9.5725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909517">
                <text:p>9.909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33836">
                <text:p>10.73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629005">
                <text:p>10.6290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7776">
                <text:p>10.77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7776">
                <text:p>10.77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023624">
                <text:p>11.023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282662">
                <text:p>11.2826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60327">
                <text:p>10.860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60327">
                <text:p>10.860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666269">
                <text:p>10.6662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433213">
                <text:p>10.4332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705238">
                <text:p>10.705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814848">
                <text:p>10.814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14848">
                <text:p>10.814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761949">
                <text:p>10.761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345241">
                <text:p>10.3452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430598">
                <text:p>10.4305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974961">
                <text:p>9.9749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974961">
                <text:p>9.9749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669315">
                <text:p>10.6693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850395">
                <text:p>10.8503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850395">
                <text:p>10.8503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32878">
                <text:p>11.2328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32878">
                <text:p>11.2328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32878">
                <text:p>11.2328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9007">
                <text:p>11.219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419572">
                <text:p>11.419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419572">
                <text:p>11.419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419572">
                <text:p>11.419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984002">
                <text:p>11.9840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9246">
                <text:p>11.69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69246">
                <text:p>11.69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69246">
                <text:p>11.69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004329">
                <text:p>12.0043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022961">
                <text:p>12.0229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.022961">
                <text:p>12.0229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080614">
                <text:p>12.0806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996999">
                <text:p>11.996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275513">
                <text:p>12.2755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275513">
                <text:p>12.2755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327475">
                <text:p>12.327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756571">
                <text:p>11.756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756571">
                <text:p>11.756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178903">
                <text:p>12.1789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06111">
                <text:p>12.06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910837">
                <text:p>11.910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55432">
                <text:p>11.55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112252">
                <text:p>12.1122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293319">
                <text:p>12.293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754904">
                <text:p>11.7549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72976">
                <text:p>11.729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72976">
                <text:p>11.729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72976">
                <text:p>11.729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477235">
                <text:p>11.4772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07179">
                <text:p>11.6071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.911691">
                <text:p>11.9116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911691">
                <text:p>11.9116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924704">
                <text:p>11.924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924704">
                <text:p>11.924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924704">
                <text:p>11.924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034304">
                <text:p>12.0343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034304">
                <text:p>12.0343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034304">
                <text:p>12.0343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.995321">
                <text:p>11.995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995321">
                <text:p>11.995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.995321">
                <text:p>11.995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.995321">
                <text:p>11.995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982337">
                <text:p>11.982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189381">
                <text:p>12.189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307209">
                <text:p>12.3072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254357">
                <text:p>12.2543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254357">
                <text:p>12.2543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962855">
                <text:p>11.9628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962855">
                <text:p>11.9628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962855">
                <text:p>11.9628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949842">
                <text:p>11.9498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949842">
                <text:p>11.9498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.079781">
                <text:p>12.0797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.079781">
                <text:p>12.0797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508868">
                <text:p>11.508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507982">
                <text:p>11.5079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507982">
                <text:p>11.5079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508818">
                <text:p>11.508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429972">
                <text:p>11.4299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429972">
                <text:p>11.4299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255395">
                <text:p>11.2553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255395">
                <text:p>11.2553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093797">
                <text:p>11.0937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125453">
                <text:p>11.125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125453">
                <text:p>11.125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002872">
                <text:p>11.002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002872">
                <text:p>11.002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002872">
                <text:p>11.002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002872">
                <text:p>11.002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015006">
                <text:p>11.015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613035">
                <text:p>10.6130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606537">
                <text:p>10.6065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670684">
                <text:p>10.6706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670684">
                <text:p>10.6706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670684">
                <text:p>10.6706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670684">
                <text:p>10.6706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346657">
                <text:p>10.346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346657">
                <text:p>10.346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346657">
                <text:p>10.346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346657">
                <text:p>10.346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346657">
                <text:p>10.346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107107">
                <text:p>10.107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107107">
                <text:p>10.107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107107">
                <text:p>10.107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107107">
                <text:p>10.107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107107">
                <text:p>10.107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042983">
                <text:p>10.042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828577">
                <text:p>9.828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724619">
                <text:p>9.724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667014">
                <text:p>9.6670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667014">
                <text:p>9.6670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536191">
                <text:p>9.536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400622">
                <text:p>9.400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219556">
                <text:p>9.2195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992989">
                <text:p>8.992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87693">
                <text:p>8.876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87693">
                <text:p>8.876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883444">
                <text:p>8.883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883444">
                <text:p>8.883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663392">
                <text:p>8.663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663392">
                <text:p>8.663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663392">
                <text:p>8.663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663392">
                <text:p>8.663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663392">
                <text:p>8.663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714483">
                <text:p>8.7144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713609">
                <text:p>8.713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713609">
                <text:p>8.713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713609">
                <text:p>8.713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713609">
                <text:p>8.713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52604">
                <text:p>8.52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53342">
                <text:p>8.53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591035">
                <text:p>8.5910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617028">
                <text:p>8.617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617865">
                <text:p>8.617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598374">
                <text:p>8.598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592723">
                <text:p>8.5927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592723">
                <text:p>8.5927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592723">
                <text:p>8.5927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592723">
                <text:p>8.5927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59838">
                <text:p>8.598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59838">
                <text:p>8.598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592725">
                <text:p>8.592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592725">
                <text:p>8.592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592725">
                <text:p>8.592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592725">
                <text:p>8.592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591885">
                <text:p>8.591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591885">
                <text:p>8.591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591885">
                <text:p>8.591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519525">
                <text:p>8.519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461907">
                <text:p>8.461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461907">
                <text:p>8.461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461907">
                <text:p>8.461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461907">
                <text:p>8.461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474019">
                <text:p>8.4740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474019">
                <text:p>8.4740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474019">
                <text:p>8.4740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390405">
                <text:p>8.390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267806">
                <text:p>8.267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267806">
                <text:p>8.267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267806">
                <text:p>8.267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267806">
                <text:p>8.267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267806">
                <text:p>8.267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203719">
                <text:p>8.2037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268712">
                <text:p>8.26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217581">
                <text:p>8.2175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217581">
                <text:p>8.2175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217581">
                <text:p>8.2175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016177">
                <text:p>8.016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964188">
                <text:p>7.964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893577">
                <text:p>7.8935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893577">
                <text:p>7.8935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893598">
                <text:p>7.893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893598">
                <text:p>7.893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938232">
                <text:p>7.938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938232">
                <text:p>7.938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938232">
                <text:p>7.938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860267">
                <text:p>7.860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7563">
                <text:p>7.7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7563">
                <text:p>7.7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7563">
                <text:p>7.7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7563">
                <text:p>7.7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7563">
                <text:p>7.7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627228">
                <text:p>7.627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633718">
                <text:p>7.633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633718">
                <text:p>7.633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633718">
                <text:p>7.633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601219">
                <text:p>7.601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524091">
                <text:p>7.52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360765">
                <text:p>7.360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379415">
                <text:p>7.379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379415">
                <text:p>7.379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379415">
                <text:p>7.379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216129">
                <text:p>7.216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247775">
                <text:p>7.247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247775">
                <text:p>7.247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12518">
                <text:p>7.12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132526">
                <text:p>7.132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015563">
                <text:p>7.015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002564">
                <text:p>7.002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962728">
                <text:p>6.962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924617">
                <text:p>6.924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858786">
                <text:p>6.85878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